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00c" officeooo:paragraph-rsid="000d600c"/>
    </style:style>
    <style:style style:name="P2" style:family="paragraph" style:parent-style-name="Standard">
      <style:paragraph-properties fo:text-align="start" style:justify-single-word="false"/>
      <style:text-properties officeooo:rsid="000d600c" officeooo:paragraph-rsid="000d6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r Manual</text:p>
      <text:p text:style-name="P1">Class Position</text:p>
      <text:p text:style-name="P2">1.<text:tab/>Problem Description</text:p>
      <text:p text:style-name="P2"><text:tab/>A Position object represents the position of a turtle object on a board</text:p>
      <text:p text:style-name="P2"/>
      <text:p text:style-name="P2">2.<text:tab/>Class Position</text:p>
      <text:p text:style-name="P2"><text:tab/>The Position object consists of two integers, an x coordinate and a y coordinate. They are both defaulted to 0</text:p>
      <text:p text:style-name="P2"/>
      <text:p text:style-name="P2"><text:tab/>Private data members:</text:p>
      <text:p text:style-name="P2"><text:tab/><text:tab/>int posX <text:tab/><text:tab/>current X Value</text:p>
      <text:p text:style-name="P2"><text:tab/><text:tab/>int posY<text:tab/><text:tab/>current Y Value</text:p>
      <text:p text:style-name="P2"/>
      <text:p text:style-name="P2"><text:tab/>Public member functions:</text:p>
      <text:p text:style-name="P2"><text:tab/><text:tab/>Position()<text:tab/><text:tab/>Constructor for a Position object</text:p>
      <text:p text:style-name="P2"><text:tab/><text:tab/>setPosX<text:tab/><text:tab/>sets a new x position</text:p>
      <text:p text:style-name="P2"><text:tab/><text:tab/>setPosY<text:tab/><text:tab/>sets a new y position</text:p>
      <text:p text:style-name="P2"><text:tab/><text:tab/>getPosX<text:tab/><text:tab/>returns the current x position</text:p>
      <text:p text:style-name="P2"><text:tab/><text:tab/>getPosY<text:tab/><text:tab/>returns the current y position</text:p>
      <text:p text:style-name="P2"/>
      <text:p text:style-name="P2">3.<text:tab/>High Level Program Solution</text:p>
      <text:p text:style-name="P2"><text:tab/>Position()</text:p>
      <text:p text:style-name="P2"><text:tab/><text:tab/>Sets the default x coordinate to 0</text:p>
      <text:p text:style-name="P2"><text:tab/><text:tab/>Sets the default y coordinate to 0</text:p>
      <text:p text:style-name="P2"/>
      <text:p text:style-name="P2"><text:tab/>setPosX()</text:p>
      <text:p text:style-name="P2"><text:tab/><text:tab/>IN: <text:tab/>newPosX<text:tab/>the x coordinate to change to</text:p>
      <text:p text:style-name="P2"><text:tab/><text:tab/></text:p>
      <text:p text:style-name="P2"><text:tab/><text:tab/>Sets the current x coordinate to newPosX</text:p>
      <text:p text:style-name="P2"/>
      <text:p text:style-name="P2"><text:tab/>setPosY()</text:p>
      <text:p text:style-name="P2"><text:tab/><text:tab/>IN:<text:tab/>newPosY<text:tab/>the y coordinate to change to</text:p>
      <text:p text:style-name="P2"/>
      <text:p text:style-name="P2"><text:tab/><text:tab/>Sets the current y coordinate to newPosY</text:p>
      <text:p text:style-name="P2"/>
      <text:p text:style-name="P2"><text:tab/>getPosX()</text:p>
      <text:p text:style-name="P2"><text:tab/><text:tab/>Returns the current x coordinate</text:p>
      <text:p text:style-name="P2"/>
      <text:p text:style-name="P2"><text:tab/>getPosY()</text:p>
      <text:p text:style-name="P2"><text:tab/><text:tab/>Returns the current y coordin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35:29.960000000</meta:creation-date>
    <dc:date>2018-10-14T18:42:59.805000000</dc:date>
    <meta:editing-duration>PT7M29S</meta:editing-duration>
    <meta:editing-cycles>1</meta:editing-cycles>
    <meta:document-statistic meta:table-count="0" meta:image-count="0" meta:object-count="0" meta:page-count="1" meta:paragraph-count="30" meta:word-count="153" meta:character-count="942" meta:non-whitespace-character-count="768"/>
    <meta:generator>LibreOffice/4.4.4.3$Windows_x86 LibreOffice_project/2c39ebcf046445232b798108aa8a7e7d89552ea8</meta:generator>
  </office:meta>
</office:document-meta>
</file>